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52611</text:p>
          </table:table-cell>
          <table:table-cell office:value-type="string" calcext:value-type="string">
            <text:p>2024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496" calcext:value-type="float">
            <text:p>85.4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2611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9096" calcext:value-type="float">
            <text:p>84.9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2611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3608" calcext:value-type="float">
            <text:p>84.49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2611</text:p>
          </table:table-cell>
          <table:table-cell office:value-type="string" calcext:value-type="string">
            <text:p>202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7392" calcext:value-type="float">
            <text:p>83.5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2611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5304" calcext:value-type="float">
            <text:p>83.5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2611</text:p>
          </table:table-cell>
          <table:table-cell office:value-type="string" calcext:value-type="string">
            <text:p>201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7184" calcext:value-type="float">
            <text:p>83.3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2611</text:p>
          </table:table-cell>
          <table:table-cell office:value-type="string" calcext:value-type="string">
            <text:p>201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0256" calcext:value-type="float">
            <text:p>82.8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2611</text:p>
          </table:table-cell>
          <table:table-cell office:value-type="string" calcext:value-type="string">
            <text:p>2017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2611</text:p>
          </table:table-cell>
          <table:table-cell office:value-type="string" calcext:value-type="string">
            <text:p>201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2912" calcext:value-type="float">
            <text:p>81.9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2611</text:p>
          </table:table-cell>
          <table:table-cell office:value-type="string" calcext:value-type="string">
            <text:p>201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5688" calcext:value-type="float">
            <text:p>82.0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2611</text:p>
          </table:table-cell>
          <table:table-cell office:value-type="string" calcext:value-type="string">
            <text:p>2013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2611</text:p>
          </table:table-cell>
          <table:table-cell office:value-type="string" calcext:value-type="string">
            <text:p>201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8304" calcext:value-type="float">
            <text:p>80.9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52611</text:p>
          </table:table-cell>
          <table:table-cell office:value-type="string" calcext:value-type="string">
            <text:p>201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7184" calcext:value-type="float">
            <text:p>79.5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